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ce901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ce901"/>
    </style:style>
    <style:style style:name="T2" style:family="text">
      <style:text-properties officeooo:rsid="001e173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Projeto de Solução - Serviço de Ordenação de Livros</text:p>
      <text:p text:style-name="Standard"><text:s/>FGV - Avaliação Técnica</text:p>
      <text:p text:style-name="Standard"/>
      <text:p text:style-name="Standard">---</text:p>
      <text:p text:style-name="Standard"/>
      <text:p text:style-name="P1"><text:s/>1. VISÃO GERAL DO PROJETO</text:p>
      <text:p text:style-name="Standard"/>
      <text:p text:style-name="P1">1.1 Objetivo</text:p>
      <text:p text:style-name="P1"/>
      <text:p text:style-name="Standard">Desenvolver um serviço de ordenação de livros flexível e configurável, capaz de ordenar uma coleção de livros com base em múltiplas regras definidas em tempo de execução ou por configuração.</text:p>
      <text:p text:style-name="Standard"/>
      <text:p text:style-name="P1"><text:s/>1.2 Tecnologias Utilizadas</text:p>
      <text:list text:style-name="L1">
        <text:list-item>
          <text:p text:style-name="P3">- .NET 10.0 - Framework principal</text:p>
        </text:list-item>
        <text:list-item>
          <text:p text:style-name="P3">- C 12 - Linguagem de programação</text:p>
        </text:list-item>
        <text:list-item>
          <text:p text:style-name="P3">- Microsoft.Extensions.Configuration - Gerenciamento de configurações</text:p>
        </text:list-item>
        <text:list-item>
          <text:p text:style-name="P3">- Microsoft.Extensions.DependencyInjection - Injeção de dependências</text:p>
        </text:list-item>
        <text:list-item>
          <text:p text:style-name="P3">- MSTest - Framework de testes unitários</text:p>
        </text:list-item>
      </text:list>
      <text:p text:style-name="Standard"/>
      <text:p text:style-name="Standard">---</text:p>
      <text:p text:style-name="Standard"/>
      <text:p text:style-name="Standard"><text:s/>2. ARQUITETURA DA SOLUÇÃO</text:p>
      <text:p text:style-name="Standard"/>
      <text:p text:style-name="Standard"><text:s/>2.1 Arquitetura em Camadas</text:p>
      <text:p text:style-name="Standard"/>
      <text:p text:style-name="Standard">A solução segue uma arquitetura em camadas (Layered Architecture) com separação clara de responsabilidades:</text:p>
      <text:p text:style-name="Standard">```</text:p>
      <text:p text:style-name="Standard">┌──────────────▼──────────────────────┐</text:p>
      <text:p text:style-name="Standard">│ <text:s text:c="2"/>Business Logic Layer (Service) <text:s text:c="3"/>│</text:p>
      <text:p text:style-name="Standard">│ <text:s text:c="2"/>- BooksOrderer <text:s text:c="19"/>│</text:p>
      <text:p text:style-name="Standard">│ <text:s text:c="2"/>- Lógica de ordenação <text:s text:c="12"/>│</text:p>
      <text:p text:style-name="Standard">│ <text:s text:c="2"/>- Aplicação de regras <text:s text:c="12"/>│</text:p>
      <text:p text:style-name="Standard">└──────────────┬──────────────────────┘</text:p>
      <text:p text:style-name="Standard"><text:s text:c="15"/>│</text:p>
      <text:p text:style-name="Standard">┌──────────────▼──────────────────────┐</text:p>
      <text:p text:style-name="Standard">│ <text:s text:c="2"/>Domain Layer (Model) <text:s text:c="13"/>│</text:p>
      <text:p text:style-name="Standard">│ <text:s text:c="2"/>- Book <text:s text:c="27"/>│</text:p>
      <text:p text:style-name="Standard">│ <text:s text:c="2"/>- SortRule <text:s text:c="23"/>│</text:p>
      <text:p text:style-name="Standard">│ <text:s text:c="2"/>- IBooksOrderer <text:s text:c="18"/>│</text:p>
      <text:p text:style-name="Standard">└──────────────┬──────────────────────┘</text:p>
      <text:p text:style-name="Standard"><text:s text:c="15"/>│</text:p>
      <text:p text:style-name="Standard">┌──────────────▼──────────────────────┐</text:p>
      <text:p text:style-name="Standard">│ <text:s text:c="2"/>Infrastructure Layer <text:s text:c="13"/>│</text:p>
      <text:p text:style-name="Standard">│ <text:s text:c="2"/>- Configuration (Options) <text:s text:c="8"/>│</text:p>
      <text:p text:style-name="Standard">│ <text:s text:c="2"/>- Extensions <text:s text:c="21"/>│</text:p>
      <text:p text:style-name="Standard">│ <text:s text:c="2"/>- Exception Handling <text:s text:c="13"/>│</text:p>
      <text:p text:style-name="Standard">└─────────────────────────────────────┘</text:p>
      <text:p text:style-name="Standard">```</text:p>
      <text:p text:style-name="Standard"/>
      <text:p text:style-name="Standard"><text:s/>2.2 Fluxo de Dados</text:p>
      <text:p text:style-name="Standard"><text:soft-page-break/>BooksOrderer.Order() (aplica SortRules)</text:p>
      <text:p text:style-name="Standard"><text:s text:c="4"/>↓</text:p>
      <text:p text:style-name="Standard">BookSortExpressions (mapeia propriedades)</text:p>
      <text:p text:style-name="Standard"><text:s text:c="4"/>↓</text:p>
      <text:p text:style-name="Standard">Retorna Books ordenados</text:p>
      <text:p text:style-name="Standard"/>
      <text:p text:style-name="P1"><text:s/><text:span text:style-name="T2">3</text:span>. PADRÕES DE PROJETO UTILIZADOS</text:p>
      <text:p text:style-name="Standard"/>
      <text:p text:style-name="P1"><text:s/><text:span text:style-name="T2">3</text:span>.1 Strategy Pattern</text:p>
      <text:p text:style-name="Standard">Aplicação: Interface `IBooksOrderer` com implementação `BooksOrderer`</text:p>
      <text:p text:style-name="Standard"/>
      <text:p text:style-name="Standard">Motivação: Permite diferentes estratégias de ordenação sem modificar o código cliente.</text:p>
      <text:p text:style-name="Standard"/>
      <text:p text:style-name="Standard">Benefício: Facilita a adição de novos algoritmos de ordenação.</text:p>
      <text:p text:style-name="Standard"/>
      <text:p text:style-name="P1"><text:s/><text:span text:style-name="T2">3</text:span>.2 Dependency Injection</text:p>
      <text:p text:style-name="Standard">Aplicação: Injeção de `IOptions&lt;SortingOptions&gt;` no Controller</text:p>
      <text:p text:style-name="Standard"/>
      <text:p text:style-name="Standard">Motivação: Reduzir acoplamento entre componentes.</text:p>
      <text:p text:style-name="Standard"/>
      <text:p text:style-name="Standard">Benefício: Facilita testes unitários e manutenção.</text:p>
      <text:p text:style-name="P1"/>
      <text:p text:style-name="P1"><text:s/><text:span text:style-name="T2">3</text:span>.3 Options Pattern</text:p>
      <text:p text:style-name="Standard">Aplicação: Classe `SortingOptions` configurada via `appsettings.json`</text:p>
      <text:p text:style-name="Standard"/>
      <text:p text:style-name="Standard">Motivação: Separar configuração do código.</text:p>
      <text:p text:style-name="Standard"/>
      <text:p text:style-name="Standard">Benefício: Alterar comportamento sem recompilar.</text:p>
      <text:p text:style-name="Standard"/>
      <text:p text:style-name="P1"><text:s/><text:span text:style-name="T2">3</text:span>.4 DTO Pattern</text:p>
      <text:p text:style-name="Standard">Aplicação: Classes `BookDto`, `SortRuleDto`, Request/Response</text:p>
      <text:p text:style-name="Standard"/>
      <text:p text:style-name="Standard">Motivação: Separar modelo de domínio da camada de apresentação.</text:p>
      <text:p text:style-name="Standard"/>
      <text:p text:style-name="Standard">Benefício: Versionamento de API independente do domínio.</text:p>
      <text:p text:style-name="Standard"/>
      <text:p text:style-name="P1"><text:s/><text:span text:style-name="T2">3</text:span>.5 Immutable Object</text:p>
      <text:p text:style-name="Standard">Aplicação: Classes `Book` e `SortRule` com propriedades read-only</text:p>
      <text:p text:style-name="Standard"/>
      <text:p text:style-name="Standard">Motivação: Garantir thread-safety e prevenir mutações.</text:p>
      <text:p text:style-name="Standard"/>
      <text:p text:style-name="Standard">Benefício: Código mais seguro e previsível.</text:p>
      <text:p text:style-name="Standard"/>
      <text:p text:style-name="Standard"/>
      <text:p text:style-name="Standard">---</text:p>
      <text:p text:style-name="Standard"/>
      <text:p text:style-name="Standard"><text:s/><text:span text:style-name="T2">4</text:span>. COMPONENTES PRINCIPAIS</text:p>
      <text:p text:style-name="Standard"/>
      <text:p text:style-name="Standard"><text:s/><text:span text:style-name="T2">4</text:span>.1 Model Layer</text:p>
      <text:p text:style-name="Standard"/>
      <text:p text:style-name="Standard"><text:s/><text:span text:style-name="T2">4</text:span>.1.1 Book</text:p>
      <text:p text:style-name="Standard"/>
      <text:p text:style-name="Standard"><text:soft-page-break/>public class Book</text:p>
      <text:p text:style-name="Standard">{</text:p>
      <text:p text:style-name="Standard"><text:s text:c="4"/>public string Title { get; }</text:p>
      <text:p text:style-name="Standard"><text:s text:c="4"/>public string AuthorName { get; }</text:p>
      <text:p text:style-name="Standard"><text:s text:c="4"/>public int EditionYear { get; }</text:p>
      <text:p text:style-name="Standard">}</text:p>
      <text:p text:style-name="Standard"/>
      <text:p text:style-name="Standard">Responsabilidade: Representar um livro no domínio.</text:p>
      <text:p text:style-name="Standard"/>
      <text:p text:style-name="Standard">Características:</text:p>
      <text:p text:style-name="Standard">- Imutável (propriedades read-only)</text:p>
      <text:p text:style-name="Standard">- Validação no construtor</text:p>
      <text:p text:style-name="Standard">- Value object</text:p>
      <text:p text:style-name="Standard"/>
      <text:p text:style-name="Standard"><text:s/><text:span text:style-name="T2">4</text:span>.1.2 SortRule</text:p>
      <text:p text:style-name="Standard"/>
      <text:p text:style-name="Standard">public class SortRule</text:p>
      <text:p text:style-name="Standard">{</text:p>
      <text:p text:style-name="Standard"><text:s text:c="4"/>public string PropertyName { get; }</text:p>
      <text:p text:style-name="Standard"><text:s text:c="4"/>public SortDirection Direction { get; }</text:p>
      <text:p text:style-name="Standard">}</text:p>
      <text:p text:style-name="Standard">```</text:p>
      <text:p text:style-name="Standard">Responsabilidade: Definir uma regra de ordenação.</text:p>
      <text:p text:style-name="Standard"/>
      <text:p text:style-name="Standard">Características:</text:p>
      <text:p text:style-name="Standard">- PropertyName: nome da propriedade a ordenar</text:p>
      <text:p text:style-name="Standard">- Direction: Ascending ou Descending</text:p>
      <text:p text:style-name="Standard"/>
      <text:p text:style-name="Standard"><text:s/><text:span text:style-name="T2">4</text:span>.1.3 SortDirection</text:p>
      <text:p text:style-name="Standard">```csharp</text:p>
      <text:p text:style-name="Standard">public enum SortDirection</text:p>
      <text:p text:style-name="Standard">{</text:p>
      <text:p text:style-name="Standard"><text:s text:c="4"/>Ascending,</text:p>
      <text:p text:style-name="Standard"><text:s text:c="4"/>Descending</text:p>
      <text:p text:style-name="Standard">}</text:p>
      <text:p text:style-name="Standard">```</text:p>
      <text:p text:style-name="Standard">Responsabilidade: Definir direção de ordenação.</text:p>
      <text:p text:style-name="Standard"/>
      <text:p text:style-name="Standard"><text:s/><text:span text:style-name="T2">4</text:span>.2 Service Layer</text:p>
      <text:p text:style-name="Standard"/>
      <text:p text:style-name="Standard"><text:s/><text:span text:style-name="T2">4</text:span>.2.1 BooksOrderer</text:p>
      <text:p text:style-name="Standard"/>
      <text:p text:style-name="Standard">Responsabilidade: Implementar lógica de ordenação.</text:p>
      <text:p text:style-name="Standard"/>
      <text:p text:style-name="Standard">Algoritmo:</text:p>
      <text:p text:style-name="Standard">1. Valida entrada (não nula, não vazia)</text:p>
      <text:p text:style-name="Standard">2. Para cada regra em `_rules`:</text:p>
      <text:p text:style-name="Standard"><text:s text:c="3"/>- Resolve a expressão de ordenação</text:p>
      <text:p text:style-name="Standard"><text:s text:c="3"/>- Aplica `OrderBy` ou `ThenBy`</text:p>
      <text:p text:style-name="Standard">3. Retorna coleção ordenada</text:p>
      <text:p text:style-name="Standard"/>
      <text:p text:style-name="P1"><text:s/><text:span text:style-name="T2">4.</text:span>2.2 BookSortExpressions</text:p>
      <text:p text:style-name="Standard"><text:soft-page-break/></text:p>
      <text:p text:style-name="Standard">Responsabilidade: Mapear nomes de propriedades para expressões LINQ.</text:p>
      <text:p text:style-name="Standard"/>
      <text:p text:style-name="Standard">Benefício: Seleção dinâmica de propriedade em runtime.</text:p>
      <text:p text:style-name="P1"/>
      <text:p text:style-name="P1"><text:s/>4.3 Controller Layer</text:p>
      <text:p text:style-name="P1"/>
      <text:p text:style-name="P1"><text:s/>4.3.1 SortController</text:p>
      <text:p text:style-name="Standard"/>
      <text:p text:style-name="Standard">Responsabilidade: Expor endpoints REST.</text:p>
      <text:p text:style-name="Standard"/>
      <text:p text:style-name="Standard">Endpoints:</text:p>
      <text:p text:style-name="Standard">- `POST /api/sort/books` - Ordenar livros</text:p>
      <text:p text:style-name="Standard">- `GET /api/sort/default-rules` - Obter regras padrão</text:p>
      <text:p text:style-name="Standard"/>
      <text:p text:style-name="P1"><text:s/>4.4 Configuration</text:p>
      <text:p text:style-name="P1"/>
      <text:p text:style-name="P1"><text:s/>4.4.1 SortingOptions</text:p>
      <text:p text:style-name="Standard"/>
      <text:p text:style-name="Standard">Responsabilidade: Carregar regras do `appsettings.json`.</text:p>
      <text:p text:style-name="Standard"/>
      <text:p text:style-name="Standard">Exemplo de configuração:</text:p>
      <text:p text:style-name="Standard">```json</text:p>
      <text:p text:style-name="Standard">{</text:p>
      <text:p text:style-name="Standard"><text:s text:c="2"/>"Sorting": {</text:p>
      <text:p text:style-name="Standard"><text:s text:c="4"/>"Rules": [</text:p>
      <text:p text:style-name="Standard"><text:s text:c="6"/>{</text:p>
      <text:p text:style-name="Standard"><text:s text:c="8"/>"PropertyName": "Title",</text:p>
      <text:p text:style-name="Standard"><text:s text:c="8"/>"Direction": "Ascending"</text:p>
      <text:p text:style-name="Standard"><text:s text:c="6"/>}</text:p>
      <text:p text:style-name="Standard"><text:s text:c="4"/>]</text:p>
      <text:p text:style-name="Standard"><text:s text:c="2"/>}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P1"><text:s/><text:span text:style-name="T2">5</text:span>. TRATAMENTO DE EXCEÇÕES</text:p>
      <text:p text:style-name="P1"/>
      <text:p text:style-name="P2"><text:s/><text:span text:style-name="T2">5</text:span>.1 <text:s/><text:span text:style-name="T1">Ordenacao</text:span>Exception</text:p>
      <text:p text:style-name="P1"/>
      <text:p text:style-name="P1"><text:s/><text:span text:style-name="T2">5</text:span>.2 Cenários de Erro</text:p>
      <text:p text:style-name="Standard"/>
      <text:p text:style-name="Standard">| Cenário | Exceção | HTTP Status |</text:p>
      <text:p text:style-name="Standard">|---------|---------|-------------|</text:p>
      <text:p text:style-name="Standard">| Livros nulos ou vazios | SortingException | 400 Bad Request |</text:p>
      <text:p text:style-name="Standard">| Propriedade inválida | SortingException | 400 Bad Request |</text:p>
      <text:p text:style-name="Standard">| Erro interno | Exception | 500 Internal Server Error |</text:p>
      <text:p text:style-name="Standard"/>
      <text:p text:style-name="Standard">---</text:p>
      <text:p text:style-name="Standard"/>
      <text:p text:style-name="P1"><text:s/><text:span text:style-name="T2">6</text:span>. TESTES</text:p>
      <text:p text:style-name="Standard"><text:soft-page-break/></text:p>
      <text:p text:style-name="P1"><text:s/><text:span text:style-name="T2">6</text:span>.1 Casos de Teste Implementados</text:p>
      <text:p text:style-name="Standard"/>
      <text:p text:style-name="Standard">| Teste | Regras | Saída Esperada |</text:p>
      <text:p text:style-name="Standard">|-------|--------|----------------|</text:p>
      <text:p text:style-name="Standard">| 1 | Title ASC, AuthorName ASC | Livros 3, 4, 1, 2 |</text:p>
      <text:p text:style-name="Standard">| 2 | Title DESC, EditionYear DESC | Livros 2, 1, 4, 3 |</text:p>
      <text:p text:style-name="Standard">| 3 | AuthorName DESC, Title ASC | Livros 2, 3, 4, 1 |</text:p>
      <text:p text:style-name="Standard">| 4 | - | SortingException (vazio) |</text:p>
      <text:p text:style-name="Standard"/>
      <text:p text:style-name="P1"><text:s/><text:span text:style-name="T2">6</text:span>.2 Dataset de Teste</text:p>
      <text:p text:style-name="Standard">```</text:p>
      <text:p text:style-name="Standard">Livro 1: Java How to Program - Deitel &amp; Deitel (2007)</text:p>
      <text:p text:style-name="Standard">Livro 2: Patterns of Enterprise... - Martin Fowler (2002)</text:p>
      <text:p text:style-name="Standard">Livro 3: Head First Design Patterns - Elisabeth Freeman (2004)</text:p>
      <text:p text:style-name="Standard">Livro 4: Internet &amp; WWW... - Deitel &amp; Deitel (2007)</text:p>
      <text:p text:style-name="Standard">```</text:p>
      <text:p text:style-name="Standard"/>
      <text:p text:style-name="Standard">---</text:p>
      <text:p text:style-name="Standard"/>
      <text:p text:style-name="P1"><text:s/><text:span text:style-name="T2">7</text:span>. CONFIGURAÇÃO E EXECUÇÃO</text:p>
      <text:p text:style-name="Standard"/>
      <text:p text:style-name="P1"><text:s/><text:span text:style-name="T2">7</text:span>.1 Requisitos</text:p>
      <text:p text:style-name="Standard">- .NET 10.0 SDK</text:p>
      <text:p text:style-name="Standard">- Visual Studio 2022+ ou VS Code</text:p>
      <text:p text:style-name="Standard">```</text:p>
      <text:p text:style-name="Standard"/>
      <text:p text:style-name="P1"><text:s/><text:span text:style-name="T2">7</text:span>.3 Executar Testes</text:p>
      <text:p text:style-name="Standard">```bash</text:p>
      <text:p text:style-name="Standard">dotnet test</text:p>
      <text:p text:style-name="Standard">```</text:p>
      <text:p text:style-name="Standard"/>
      <text:p text:style-name="P1"><text:s/><text:span text:style-name="T2">8</text:span>. CONCLUSÃO</text:p>
      <text:p text:style-name="Standard"/>
      <text:p text:style-name="Standard">A solução implementa um serviço robusto e flexível de ordenação de livros, utilizando boas práticas de engenharia de software e padrões de projeto consolidados. </text:p>
      <text:p text:style-name="Standard"/>
      <text:p text:style-name="Standard"><text:s/>Principais Características:</text:p>
      <text:p text:style-name="Standard">✅ Configurável via `appsettings.json`</text:p>
      <text:p text:style-name="Standard">✅ Suporta múltiplas regras de ordenação</text:p>
      <text:p text:style-name="Standard">✅ Testes unitários cobrindo cenários principais</text:p>
      <text:p text:style-name="Standard">✅ Código limpo seguindo SOLID</text:p>
      <text:p text:style-name="Standard">✅ Tratamento de err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8T17:36:45.647000000</meta:creation-date>
    <dc:date>2026-02-08T18:02:00.643000000</dc:date>
    <meta:editing-duration>PT16M38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5" meta:paragraph-count="177" meta:word-count="779" meta:character-count="5596" meta:non-whitespace-character-count="4649"/>
  </office:meta>
</office:document-meta>
</file>